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81D41A"/>
    </style:style>
    <style:style style:name="ce7" style:family="table-cell" style:parent-style-name="Default" style:data-style-name="N0">
      <style:table-cell-properties fo:background-color="#3399FF"/>
    </style:style>
    <style:style style:name="ce8" style:family="table-cell" style:parent-style-name="Default" style:data-style-name="N0">
      <style:table-cell-properties fo:background-color="#CC0000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B2B2B2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92D05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00CC00"/>
    </style:style>
    <style:style style:name="ce16" style:family="table-cell" style:parent-style-name="Default" style:data-style-name="N0">
      <style:table-cell-properties fo:background-color="#00CCFF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ackground-color="#FF99FF"/>
    </style:style>
    <style:style style:name="co1" style:family="table-column">
      <style:table-column-properties fo:break-before="auto" style:column-width="11.3876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Washington 1</text:p>
          </table:table-cell>
          <table:table-cell office:value-type="string" table:style-name="ce3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United States 1</text:p>
          </table:table-cell>
          <table:table-cell office:value-type="string" table:style-name="ce3">
            <text:p>Washington 2</text:p>
          </table:table-cell>
          <table:table-cell office:value-type="string" table:style-name="ce1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alifornia 1</text:p>
          </table:table-cell>
          <table:table-cell office:value-type="string" table:style-name="ce3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4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3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4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3">
            <text:p>Donald Trump 1</text:p>
          </table:table-cell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Min TF = 0.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4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4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6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6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office:value-type="string" table:style-name="ce1">
            <text:p>Shared3 = 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6">
            <text:p>Democrat 1</text:p>
          </table:table-cell>
          <table:table-cell office:value-type="string" table:style-name="ce1">
            <text:p>TF = 19/30 = 0.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1">
            <text:p>Shared23 = 5 + 19 = 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6">
            <text:p>Republicans 3</text:p>
          </table:table-cell>
          <table:table-cell office:value-type="string" table:style-name="ce1">
            <text:p>TF23 = 24/30 = 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6">
            <text:p>Democrats 1</text:p>
          </table:table-cell>
          <table:table-cell office:value-type="string" table:style-name="ce1">
            <text:p>Shared13 = 19 + 1 = 2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euters 2</text:p>
          </table:table-cell>
          <table:table-cell office:value-type="string" table:style-name="ce3">
            <text:p>Democratic 2</text:p>
          </table:table-cell>
          <table:table-cell office:value-type="string" table:style-name="ce1">
            <text:p>TF13 = 20/30 = 0.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enate 4</text:p>
          </table:table-cell>
          <table:table-cell office:value-type="string" table:style-name="ce1">
            <text:p>Shared3 = 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office:value-type="string" table:style-name="ce1">
            <text:p>TF = 28/41 = 0.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Shared12 = 7 + 28 = 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publican 3</text:p>
          </table:table-cell>
          <table:table-cell office:value-type="string" table:style-name="ce1">
            <text:p>TF12 = 35/41 = 0.8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publ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Democrats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Democ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3 = 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23/56 = 0.4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12 = 11 + 23 = 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2 = 34/56 = 0.6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13 = 6 + 23 = 2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3 = 29/56 = 0.52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2" table:style-name="ce1"/>
          <table:table-cell office:value-type="string" table:style-name="ce1">
            <text:p>Min TF = 0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3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 = 29</text:p>
          </table:table-cell>
          <table:table-cell office:value-type="string" table:style-name="ce1">
            <text:p>TF = 21/41 = 0.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29/57 = 0.51</text:p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gypt 6</text:p>
          </table:table-cell>
          <table:table-cell office:value-type="string" table:style-name="ce8">
            <text:p>Corona 1</text:p>
          </table:table-cell>
          <table:table-cell office:value-type="string" table:style-name="ce8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7">
            <text:p>Egypt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7">
            <text:p>Sharki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style-name="ce1"/>
          <table:table-cell office:value-type="string" table:style-name="ce1">
            <text:p>Min TF = 0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Al Husseiniya Hospital 1</text:p>
          </table:table-cell>
          <table:table-cell office:value-type="string" table:style-name="ce1">
            <text:p>Ahmed Mamdou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9">
            <text:p>Egyptian 1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9">
            <text:p>Egyptia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1">
            <text:p>TF = 1/6 = 0.17</text:p>
          </table:table-cell>
          <table:table-cell office:value-type="string" table:style-name="ce1">
            <text:p>entities count = <text:s/>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ayed 1</text:p>
          </table:table-cell>
          <table:table-cell office:value-type="string" table:style-name="ce2">
            <text:p>TF12 = 1/6 = 0.17</text:p>
          </table:table-cell>
          <table:table-cell office:value-type="string" table:style-name="ce1">
            <text:p>TF = 1/12 = 0.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2">
            <text:p>TF23 = 2/6 = 0.33</text:p>
          </table:table-cell>
          <table:table-cell office:value-type="string" table:style-name="ce1">
            <text:p>TF13 = 5/12 = 0.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hamed Maait 1</text:p>
          </table:table-cell>
          <table:table-cell table:style-name="ce1"/>
          <table:table-cell office:value-type="string" table:style-name="ce1">
            <text:p>TF23 = 5/12 = 0.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3 =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2/31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2 = 2/31 = 0.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3 = 10/31 = 0.32</text:p>
          </table:table-cell>
          <table:table-cell table:number-columns-repeated="16383" table:style-name="ce1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0">
            <text:p>Nile dam dispute: Sudan, Egypt, Ethiopia agree to hold more talks</text:p>
          </table:table-cell>
          <table:table-cell office:value-type="string" table:style-name="ce10">
            <text:p>السودان.. مناقشة إمكانية استئناف مفاوضات سد النهضة في ظل مذكرة اتفاق</text:p>
          </table:table-cell>
          <table:table-cell office:value-type="string" table:style-name="ce11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udan 4</text:p>
          </table:table-cell>
          <table:table-cell office:value-type="string" table:style-name="ce9">
            <text:p>Sudan 2</text:p>
          </table:table-cell>
          <table:table-cell office:value-type="string" table:style-name="ce9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9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9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9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Khartoum 1</text:p>
          </table:table-cell>
          <table:table-cell office:value-type="string" table:style-name="ce13">
            <text:p>Sudanese 1</text:p>
          </table:table-cell>
          <table:table-cell office:value-type="string" table:style-name="ce12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9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hared3 =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the African Union 2</text:p>
          </table:table-cell>
          <table:table-cell office:value-type="string" table:style-name="ce1">
            <text:p>TF = 2/4 = 0.5</text:p>
          </table:table-cell>
          <table:table-cell office:value-type="string" table:style-name="ce1">
            <text:p>Sameh Shoukr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Agencies 1</text:p>
          </table:table-cell>
          <table:table-cell office:value-type="string" table:style-name="ce1">
            <text:p>TF12 = 0.75</text:p>
          </table:table-cell>
          <table:table-cell office:value-type="string" table:style-name="ce1">
            <text:p>Mohamed Abdel A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F23 = 0.5</text:p>
          </table:table-cell>
          <table:table-cell office:value-type="string" table:style-name="ce1">
            <text:p>Rai 1</text:p>
          </table:table-cell>
          <table:table-cell table:style-name="ce1"/>
          <table:table-cell office:value-type="string" table:style-name="ce1">
            <text:p>Min TF = 0.41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3">
            <text:p>Sudanese 1</text:p>
          </table:table-cell>
          <table:table-cell table:style-name="ce1"/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12">
            <text:p>The Egyptian Foreign Ministr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ed3 = 14</text:p>
          </table:table-cell>
          <table:table-cell table:style-name="ce1"/>
          <table:table-cell office:value-type="string" table:style-name="ce12">
            <text:p>the Egyptian Foreign Ministry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F = 14/20 = 0.7</text:p>
          </table:table-cell>
          <table:table-cell table:style-name="ce1"/>
          <table:table-cell office:value-type="string" table:style-name="ce1">
            <text:p>Social Media Soleimani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ed12 = 1 + 14 = 15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F12 = 15/20 = 0.75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hared13 = 2 + 14 = 16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F13 = 16/20 = 0.8</text:p>
          </table:table-cell>
          <table:table-cell table:style-name="ce1"/>
          <table:table-cell office:value-type="string" table:style-name="ce14">
            <text:p>the African Union 2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the African Union Commission 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the Ethiopian Ministry of Irrigation 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2">
            <text:p>the Sudanese Ministry of Irrigation 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4">
            <text:p>African Union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2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2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3 = 16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F = 16/39 = 0.4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F13 = 19/39 = 0.4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TF23 = 16/39 = 0.41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مفاوضات سد النهضة.. اتفاق ثلاثي على مواصلة الاجتماعات واستمرار</text:p>
          </table:table-cell>
          <table:table-cell office:value-type="string" table:style-name="ce11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4">
            <text:p>Egypt 5</text:p>
          </table:table-cell>
          <table:table-cell office:value-type="string" table:style-name="ce14">
            <text:p>Egypt 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4">
            <text:p>Ethiopia 4</text:p>
          </table:table-cell>
          <table:table-cell office:value-type="string" table:style-name="ce14">
            <text:p>Ethiopia 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14">
            <text:p>Sudan 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14">
            <text:p>South Africa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4">
            <text:p>Sudan 1</text:p>
          </table:table-cell>
          <table:table-cell office:value-type="string" table:style-name="ce14">
            <text:p>Khartoum 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4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4">
            <text:p>African Union 2</text:p>
          </table:table-cell>
          <table:table-cell office:value-type="string" table:style-name="ce14">
            <text:p>the African Union 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4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style-name="ce1"/>
          <table:table-cell office:value-type="string" table:style-name="ce1">
            <text:p>Min TF = 0.4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4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14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office:value-type="string" table:style-name="ce1">
            <text:p>Shared = 2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TF = 20/33 = 0.6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4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F = 16/39 = 0.41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Baghdad 6</text:p>
          </table:table-cell>
          <table:table-cell office:value-type="string" table:style-name="ce9">
            <text:p>Baghdad 2</text:p>
          </table:table-cell>
          <table:table-cell office:value-type="string" table:style-name="ce9">
            <text:p>Baghdad 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9">
            <text:p>Iraq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q 4</text:p>
          </table:table-cell>
          <table:table-cell office:value-type="string" table:style-name="ce9">
            <text:p>Soleimani 1</text:p>
          </table:table-cell>
          <table:table-cell office:value-type="string" table:style-name="ce9">
            <text:p>Iran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he United States 1</text:p>
          </table:table-cell>
          <table:table-cell office:value-type="string" table:style-name="ce9">
            <text:p>Qassem Soleimani 1</text:p>
          </table:table-cell>
          <table:table-cell office:value-type="string" table:style-name="ce9">
            <text:p>the United States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9">
            <text:p>US 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n 4</text:p>
          </table:table-cell>
          <table:table-cell office:value-type="string" table:style-name="ce15">
            <text:p>Quds Force 1</text:p>
          </table:table-cell>
          <table:table-cell office:value-type="string" table:style-name="ce16">
            <text:p>Washington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Lebanon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8">
            <text:p>Israel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5">
            <text:p>Iraqi 1</text:p>
          </table:table-cell>
          <table:table-cell office:value-type="string" table:style-name="ce16">
            <text:p>Tehran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US 3</text:p>
          </table:table-cell>
          <table:table-cell office:value-type="string" table:style-name="ce9">
            <text:p>Iranian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Tehran 2</text:p>
          </table:table-cell>
          <table:table-cell office:value-type="string" table:style-name="ce1">
            <text:p>entities count = <text:s/>7</text:p>
          </table:table-cell>
          <table:table-cell office:value-type="string" table:style-name="ce9">
            <text:p>Qassem Soleimani 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Washington 1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9">
            <text:p>Abu Mahdi Al-Muhandi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9">
            <text:p>Soleimani 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Qassem Soleimani 2</text:p>
          </table:table-cell>
          <table:table-cell office:value-type="string" table:style-name="ce9">
            <text:p>Baghdad 6</text:p>
          </table:table-cell>
          <table:table-cell office:value-type="string" table:style-name="ce8">
            <text:p>Donald Trump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bu Mahdi al-Muhandis 3</text:p>
          </table:table-cell>
          <table:table-cell office:value-type="string" table:style-name="ce15">
            <text:p>Lebanon 2</text:p>
          </table:table-cell>
          <table:table-cell office:value-type="string" table:style-name="ce1">
            <text:p>Mohammad Javad Zarif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9">
            <text:p>the United States 2</text:p>
          </table:table-cell>
          <table:table-cell office:value-type="string" table:style-name="ce1">
            <text:p>Trump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Soleimani 4</text:p>
          </table:table-cell>
          <table:table-cell office:value-type="string" table:style-name="ce8">
            <text:p>Israel 1</text:p>
          </table:table-cell>
          <table:table-cell office:value-type="string" table:style-name="ce16">
            <text:p>Al-Muhandi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al-Muhandis 1</text:p>
          </table:table-cell>
          <table:table-cell office:value-type="string" table:style-name="ce9">
            <text:p>Iran 1</text:p>
          </table:table-cell>
          <table:table-cell office:value-type="string" table:style-name="ce1">
            <text:p>Christopher Miller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9">
            <text:p>US 2</text:p>
          </table:table-cell>
          <table:table-cell office:value-type="string" table:style-name="ce1">
            <text:p>Nimitz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9">
            <text:p>Iraq 3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Maroun Al-Ras 1</text:p>
          </table:table-cell>
          <table:table-cell office:value-type="string" table:style-name="ce8">
            <text:p>the Popular Mobilization Force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8">
            <text:p>the Quds Force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9">
            <text:p>Soleimani 6</text:p>
          </table:table-cell>
          <table:table-cell office:value-type="string" table:style-name="ce8">
            <text:p>the Iranian Revolutionary Guard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1">
            <text:p>Nasrallah 1</text:p>
          </table:table-cell>
          <table:table-cell office:value-type="string" table:style-name="ce8">
            <text:p>the Popular Mobilization Authority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Makkah Al-Mukarramah 1</text:p>
          </table:table-cell>
          <table:table-cell office:value-type="string" table:style-name="ce1">
            <text:p>Defense 1</text:p>
          </table:table-cell>
          <table:table-cell table:style-name="ce1"/>
          <table:table-cell office:value-type="string" table:style-name="ce1">
            <text:p>Min TF = 0.59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Quds Force 1</text:p>
          </table:table-cell>
          <table:table-cell office:value-type="string" table:style-name="ce9">
            <text:p>Qassem Soleimani 2</text:p>
          </table:table-cell>
          <table:table-cell office:value-type="string" table:style-name="ce1">
            <text:p>The New York Times"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9">
            <text:p>Abu Mahdi al-Muhandis 2</text:p>
          </table:table-cell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8">
            <text:p>Donald Trump's 1</text:p>
          </table:table-cell>
          <table:table-cell office:value-type="string" table:style-name="ce1">
            <text:p>pro-Irani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qis 1</text:p>
          </table:table-cell>
          <table:table-cell office:value-type="string" table:style-name="ce1">
            <text:p>Faleh al-Fayyad 1</text:p>
          </table:table-cell>
          <table:table-cell office:value-type="string" table:style-name="ce1">
            <text:p>anti-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Iranian 3</text:p>
          </table:table-cell>
          <table:table-cell office:value-type="string" table:style-name="ce1">
            <text:p>Hadi al-Amiri 1</text:p>
          </table:table-cell>
          <table:table-cell office:value-type="string" table:style-name="ce9">
            <text:p>American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Iraqi 5</text:p>
          </table:table-cell>
          <table:table-cell office:value-type="string" table:style-name="ce1">
            <text:p>Abu Hussein Al-Hamidawi 1</text:p>
          </table:table-cell>
          <table:table-cell office:value-type="string" table:style-name="ce9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Al-Hamidawi 1</text:p>
          </table:table-cell>
          <table:table-cell office:value-type="string" table:style-name="ce8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merican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1">
            <text:p>Hezbollah 2</text:p>
          </table:table-cell>
          <table:table-cell office:value-type="string" table:style-name="ce1">
            <text:p>Shared3 = 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8">
            <text:p>the Popular Mobilization Forces 1</text:p>
          </table:table-cell>
          <table:table-cell office:value-type="string" table:style-name="ce1">
            <text:p>TF = 38/68 = 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8 + 31 = 39</text:p>
          </table:table-cell>
          <table:table-cell office:value-type="string" table:style-name="ce1">
            <text:p>PMF 1</text:p>
          </table:table-cell>
          <table:table-cell office:value-type="string" table:style-name="ce1">
            <text:p>Shared13= 7 + 38 = 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12 = 39/59 = 0.66</text:p>
          </table:table-cell>
          <table:table-cell office:value-type="string" table:style-name="ce1">
            <text:p>Al-Jazeera 1</text:p>
          </table:table-cell>
          <table:table-cell office:value-type="string" table:style-name="ce1">
            <text:p>TF13 = 45/68 = 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8">
            <text:p>the Popular Mobilization Authority 3</text:p>
          </table:table-cell>
          <table:table-cell office:value-type="string" table:style-name="ce1">
            <text:p>Shared23 = 10 + 38 = 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13 = 35/59 = 0.59</text:p>
          </table:table-cell>
          <table:table-cell office:value-type="string" table:style-name="ce1">
            <text:p>the General Traffic Directorate 1</text:p>
          </table:table-cell>
          <table:table-cell office:value-type="string" table:style-name="ce1">
            <text:p>TF23 = 48/68 = 0.7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the Quds Forc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8">
            <text:p>the Iranian Revolutionary Guard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Al-Fateh Allianc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Iraqi Hezbollah Brigade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rigade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Israel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Irani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American 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banese 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Iraqi 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ii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6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3 = 34<text:s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 = 34/65 = 0.5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12 = 8 + 34 = 4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12 = 42/65 = 0.6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23 = 9 + 34 = 4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23 = 43/65 = 0.66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he United Kingdom 1</text:p>
          </table:table-cell>
          <table:table-cell office:value-type="string" table:style-name="ce1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15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Johnson 3</text:p>
          </table:table-cell>
          <table:table-cell office:value-type="string" table:style-name="ce15">
            <text:p>Boris Johns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5">
            <text:p>Johnso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Min TF = 0.17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BBC 2</text:p>
          </table:table-cell>
          <table:table-cell office:value-type="string" table:style-name="ce1">
            <text:p>Fauci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British 2</text:p>
          </table:table-cell>
          <table:table-cell office:value-type="string" table:style-name="ce15">
            <text:p>BB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 = 13</text:p>
          </table:table-cell>
          <table:table-cell office:value-type="string" table:style-name="ce15">
            <text:p>Reuter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13 / 32 = 0.41</text:p>
          </table:table-cell>
          <table:table-cell office:value-type="string" table:style-name="ce1">
            <text:p>the National Institute of Allergy and Infectious Diseases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F = 8 / 47 = 0.17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8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Abbott 1</text:p>
          </table:table-cell>
          <table:table-cell office:value-type="string" table:style-name="ce8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17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17">
            <text:p>01/03/01</text:p>
          </table:table-cell>
          <table:table-cell table:style-name="ce1"/>
          <table:table-cell office:value-type="string" table:style-name="ce1">
            <text:p>Min TF = 0.3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8">
            <text:p>Greg Abbott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Starrville Methodist Church 1</text:p>
          </table:table-cell>
          <table:table-cell office:value-type="string" table:style-name="ce8">
            <text:p>Abbott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hared = 12</text:p>
          </table:table-cell>
          <table:table-cell office:value-type="string" table:style-name="ce1">
            <text:p>Reuters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F = 12/17 = 0.71</text:p>
          </table:table-cell>
          <table:table-cell office:value-type="string" table:style-name="ce1">
            <text:p>Starville Church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Starville Methodist Church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F = 8 / 22 = 0.37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18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North Carolina 1</text:p>
          </table:table-cell>
          <table:table-cell table:number-columns-repeated="2" table:style-name="ce1"/>
          <table:table-cell office:value-type="string" table:style-name="ce18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rizona 1</text:p>
          </table:table-cell>
          <table:table-cell table:number-columns-repeated="2" table:style-name="ce1"/>
          <table:table-cell office:value-type="string" table:style-name="ce18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8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style-name="ce1"/>
          <table:table-cell office:value-type="string" table:style-name="ce1">
            <text:p>Min TF = 0.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Johns Hopkins University 1</text:p>
          </table:table-cell>
          <table:table-cell table:number-columns-repeated="2" table:style-name="ce1"/>
          <table:table-cell office:value-type="string" table:style-name="ce18">
            <text:p>Johns Hopkins University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2" table:style-name="ce1"/>
          <table:table-cell office:value-type="string" table:style-name="ce1">
            <text:p>TF = 11/40 = 0.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10/34 = 0.29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India 11</text:p>
          </table:table-cell>
          <table:table-cell table:number-columns-repeated="2" table:style-name="ce1"/>
          <table:table-cell office:value-type="string" table:style-name="ce18">
            <text:p>India 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18">
            <text:p>Narendra Modi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style-name="ce1"/>
          <table:table-cell office:value-type="string" table:style-name="ce1">
            <text:p>Min TF = 0.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18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8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harat Biotech 2</text:p>
          </table:table-cell>
          <table:table-cell table:number-columns-repeated="2" table:style-name="ce1"/>
          <table:table-cell office:value-type="string" table:style-name="ce18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18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TF =11 / 30 = 0.37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d =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F = 22 / 44 = 0.5</text:p>
          </table:table-cell>
          <table:table-cell table:number-columns-repeated="16383"/>
        </table:table-row>
        <table:table-row table:number-rows-repeated="10481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allak, Hussam</dc:creator>
    <meta:creation-date>2020-10-05T09:07:29Z</meta:creation-date>
    <dc:date>2021-12-15T21:00:12Z</dc:date>
    <meta:editing-cycles>29</meta:editing-cycles>
    <meta:editing-duration>PT1408493S</meta:editing-duration>
  </office:meta>
</office:document-meta>
</file>